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Lohit Devanagari1" svg:font-family="'Lohit Devanagari'"/>
    <style:font-face style:name="Menlo" svg:font-family="Menlo, Monaco, Consolas, 'Courier New', monospace"/>
    <style:font-face style:name="Monaco" svg:font-family="Monaco, Consolas, 'Andale Mono', 'DejaVu Sans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italic" style:text-underline-style="none" fo:font-weight="bold" officeooo:rsid="00291d32" officeooo:paragraph-rsid="00265b88" style:font-size-asian="13.1000003814697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text-properties fo:font-size="15pt" fo:font-style="italic" style:text-underline-style="none" fo:font-weight="bold" officeooo:rsid="002b3cfd" officeooo:paragraph-rsid="00265b88" style:font-size-asian="13.1000003814697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text-properties fo:font-size="15pt" fo:font-style="italic" style:text-underline-style="none" fo:font-weight="bold" officeooo:rsid="002c838d" officeooo:paragraph-rsid="00265b88" style:font-size-asian="13.1000003814697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text-properties fo:font-size="15pt" fo:font-style="italic" style:text-underline-style="none" fo:font-weight="normal" officeooo:rsid="002b3cfd" officeooo:paragraph-rsid="00265b88" style:font-size-asian="13.1000003814697pt" style:font-style-asian="italic" style:font-weight-asian="normal" style:font-size-complex="15pt" style:font-style-complex="italic" style:font-weight-complex="normal"/>
    </style:style>
    <style:style style:name="P5" style:family="paragraph" style:parent-style-name="Standard">
      <style:text-properties fo:font-size="15pt" fo:font-style="italic" style:text-underline-style="none" fo:font-weight="normal" officeooo:rsid="002c838d" officeooo:paragraph-rsid="00265b88" style:font-size-asian="13.1000003814697pt" style:font-style-asian="italic" style:font-weight-asian="normal" style:font-size-complex="15pt" style:font-style-complex="italic" style:font-weight-complex="normal"/>
    </style:style>
    <style:style style:name="P6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2b3cfd" officeooo:paragraph-rsid="00265b88" style:font-size-asian="13.1000003814697pt" style:font-style-asian="italic" style:font-weight-asian="bold" style:font-size-complex="15pt" style:font-style-complex="italic" style:font-weight-complex="bold"/>
    </style:style>
    <style:style style:name="P7" style:family="paragraph" style:parent-style-name="Standard">
      <style:text-properties fo:font-size="15pt" fo:font-style="italic" fo:font-weight="normal" officeooo:rsid="00428400" officeooo:paragraph-rsid="002a466a" style:font-size-asian="15pt" style:font-style-asian="italic" style:font-weight-asian="normal" style:font-size-complex="15pt" style:font-style-complex="italic" style:font-weight-complex="normal"/>
    </style:style>
    <style:style style:name="P8" style:family="paragraph" style:parent-style-name="Standard">
      <style:text-properties fo:font-size="15pt" fo:font-style="italic" fo:font-weight="normal" officeooo:rsid="00433ef2" officeooo:paragraph-rsid="002a466a" style:font-size-asian="15pt" style:font-style-asian="italic" style:font-weight-asian="normal" style:font-size-complex="15pt" style:font-style-complex="italic" style:font-weight-complex="normal"/>
    </style:style>
    <style:style style:name="P9" style:family="paragraph" style:parent-style-name="Standard">
      <style:text-properties fo:font-size="15pt" fo:font-style="italic" fo:font-weight="normal" officeooo:rsid="00471fe8" officeooo:paragraph-rsid="002a466a" style:font-size-asian="15pt" style:font-style-asian="italic" style:font-weight-asian="normal" style:font-size-complex="15pt" style:font-style-complex="italic" style:font-weight-complex="normal"/>
    </style:style>
    <style:style style:name="P10" style:family="paragraph" style:parent-style-name="Standard">
      <style:text-properties fo:font-size="15pt" fo:font-style="italic" fo:font-weight="normal" officeooo:rsid="00450ee6" officeooo:paragraph-rsid="002a466a" style:font-size-asian="15pt" style:font-style-asian="italic" style:font-weight-asian="normal" style:font-size-complex="15pt" style:font-style-complex="italic" style:font-weight-complex="normal"/>
    </style:style>
    <style:style style:name="P11" style:family="paragraph" style:parent-style-name="Standard">
      <style:text-properties fo:font-size="15pt" fo:font-style="italic" fo:font-weight="normal" officeooo:rsid="00468899" officeooo:paragraph-rsid="002a466a" style:font-size-asian="15pt" style:font-style-asian="italic" style:font-weight-asian="normal" style:font-size-complex="15pt" style:font-style-complex="italic" style:font-weight-complex="normal"/>
    </style:style>
    <style:style style:name="P12" style:family="paragraph" style:parent-style-name="Standard">
      <style:text-properties fo:font-size="15pt" fo:font-style="italic" fo:font-weight="bold" officeooo:rsid="00428400" officeooo:paragraph-rsid="002a466a" style:font-size-asian="15pt" style:font-style-asian="italic" style:font-weight-asian="bold" style:font-size-complex="15pt" style:font-style-complex="italic" style:font-weight-complex="bold"/>
    </style:style>
    <style:style style:name="P13" style:family="paragraph" style:parent-style-name="Standard">
      <style:text-properties fo:font-size="15pt" fo:font-style="italic" fo:font-weight="bold" officeooo:rsid="00471fe8" officeooo:paragraph-rsid="002a466a" style:font-size-asian="15pt" style:font-style-asian="italic" style:font-weight-asian="bold" style:font-size-complex="15pt" style:font-style-complex="italic" style:font-weight-complex="bold"/>
    </style:style>
    <style:style style:name="P14" style:family="paragraph" style:parent-style-name="Standard">
      <style:text-properties fo:font-size="15pt" fo:font-style="italic" fo:font-weight="bold" officeooo:rsid="00433ef2" officeooo:paragraph-rsid="002a466a" style:font-size-asian="15pt" style:font-style-asian="italic" style:font-weight-asian="bold" style:font-size-complex="15pt" style:font-style-complex="italic" style:font-weight-complex="bold"/>
    </style:style>
    <style:style style:name="P15" style:family="paragraph" style:parent-style-name="Standard">
      <style:text-properties fo:font-size="15pt" fo:font-style="italic" fo:font-weight="bold" officeooo:rsid="00450ee6" officeooo:paragraph-rsid="002a466a" style:font-size-asian="15pt" style:font-style-asian="italic" style:font-weight-asian="bold" style:font-size-complex="15pt" style:font-style-complex="italic" style:font-weight-complex="bold"/>
    </style:style>
    <style:style style:name="P16" style:family="paragraph" style:parent-style-name="Standard">
      <style:text-properties fo:font-size="15pt" fo:font-style="italic" fo:font-weight="bold" officeooo:rsid="00468899" officeooo:paragraph-rsid="002a466a" style:font-size-asian="15pt" style:font-style-asian="italic" style:font-weight-asian="bold" style:font-size-complex="15pt" style:font-style-complex="italic" style:font-weight-complex="bold"/>
    </style:style>
    <style:style style:name="P17" style:family="paragraph" style:parent-style-name="Standard">
      <style:text-properties fo:font-size="15pt" fo:font-style="italic" fo:font-weight="bold" officeooo:rsid="002a466a" officeooo:paragraph-rsid="002a466a" style:font-size-asian="15pt" style:font-style-asian="italic" style:font-weight-asian="bold" style:font-size-complex="15pt" style:font-style-complex="italic" style:font-weight-complex="bold"/>
    </style:style>
    <style:style style:name="P18" style:family="paragraph" style:parent-style-name="Standard">
      <style:text-properties fo:font-size="15pt" fo:font-weight="bold" officeooo:rsid="0032fc7d" officeooo:paragraph-rsid="002960d0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fo:font-weight="bold" officeooo:rsid="0033191f" officeooo:paragraph-rsid="002960d0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fo:font-weight="normal" officeooo:rsid="0033191f" officeooo:paragraph-rsid="002960d0" style:font-size-asian="15pt" style:font-weight-asian="normal" style:font-size-complex="15pt" style:font-weight-complex="normal"/>
    </style:style>
    <style:style style:name="P21" style:family="paragraph" style:parent-style-name="Standard">
      <style:text-properties fo:font-size="15pt" fo:font-weight="normal" officeooo:rsid="00389ba7" officeooo:paragraph-rsid="002960d0" style:font-size-asian="15pt" style:font-weight-asian="normal" style:font-size-complex="15pt" style:font-weight-complex="normal"/>
    </style:style>
    <style:style style:name="P22" style:family="paragraph" style:parent-style-name="Standard">
      <style:text-properties fo:font-size="20pt" style:text-underline-style="solid" style:text-underline-width="auto" style:text-underline-color="font-color" fo:font-weight="bold" officeooo:rsid="001e3dba" officeooo:paragraph-rsid="001e3dba" style:font-size-asian="20pt" style:font-weight-asian="bold" style:font-size-complex="20pt" style:font-weight-complex="bold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Consolas" fo:font-size="11.25pt" fo:letter-spacing="normal" fo:font-style="normal" style:text-underline-style="none" fo:font-weight="normal" officeooo:rsid="0012016b" officeooo:paragraph-rsid="001e3dba" style:font-size-asian="13.1000003814697pt" style:font-style-asian="italic" style:font-size-complex="15pt" style:font-style-complex="italic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Consolas" fo:font-size="20pt" fo:letter-spacing="normal" fo:font-style="normal" style:text-underline-style="solid" style:text-underline-width="auto" style:text-underline-color="font-color" fo:font-weight="bold" officeooo:rsid="0012016b" officeooo:paragraph-rsid="001e3dba" style:font-size-asian="20pt" style:font-style-asian="italic" style:font-weight-asian="bold" style:font-size-complex="20pt" style:font-style-complex="italic" style:font-weight-complex="bold"/>
    </style:style>
    <style:style style:name="P25" style:family="paragraph" style:parent-style-name="Standard">
      <style:text-properties fo:font-weight="bold" officeooo:rsid="0032fc7d" officeooo:paragraph-rsid="002960d0" style:font-weight-asian="bold" style:font-weight-complex="bold"/>
    </style:style>
    <style:style style:name="P26" style:family="paragraph" style:parent-style-name="Standard">
      <style:text-properties fo:font-size="11pt" fo:font-weight="normal" officeooo:rsid="0033191f" officeooo:paragraph-rsid="002960d0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fo:font-weight="bold" officeooo:rsid="00273621" officeooo:paragraph-rsid="001e3dba" style:font-size-asian="13.1000003814697pt" style:font-style-asian="italic" style:font-weight-asian="bold" style:font-size-complex="15pt" style:font-style-complex="italic" style:font-weight-complex="bold"/>
    </style:style>
    <style:style style:name="P2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fo:font-weight="bold" officeooo:rsid="002c838d" officeooo:paragraph-rsid="00265b88" style:font-size-asian="13.1000003814697pt" style:font-style-asian="italic" style:font-weight-asian="bold" style:font-size-complex="15pt" style:font-style-complex="italic" style:font-weight-complex="bold"/>
    </style:style>
    <style:style style:name="P2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fo:font-weight="bold" officeooo:rsid="0033191f" officeooo:paragraph-rsid="002960d0" style:font-size-asian="15pt" style:font-style-asian="italic" style:font-weight-asian="bold" style:font-size-complex="15pt" style:font-style-complex="italic" style:font-weight-complex="bold"/>
    </style:style>
    <style:style style:name="P30" style:family="paragraph" style:parent-style-name="Preformatted_20_Text" style:list-style-name="L1">
      <style:paragraph-properties fo:margin-top="0cm" fo:margin-bottom="0cm" loext:contextual-spacing="false" fo:orphans="2" fo:widows="2" fo:padding="0cm" fo:border="none"/>
      <style:text-properties officeooo:paragraph-rsid="001ee426"/>
    </style:style>
    <style:style style:name="P31" style:family="paragraph" style:parent-style-name="Preformatted_20_Text" style:list-style-name="L1" style:master-page-name="">
      <loext:graphic-properties draw:fill="none"/>
      <style:paragraph-properties fo:margin-top="0cm" fo:margin-bottom="0cm" loext:contextual-spacing="false" fo:orphans="2" fo:widows="2" style:page-number="auto" fo:background-color="transparent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paragraph-rsid="001ee426"/>
    </style:style>
    <style:style style:name="P32" style:family="paragraph" style:parent-style-name="Standard" style:list-style-name="L1">
      <style:text-properties officeooo:paragraph-rsid="002564c7"/>
    </style:style>
    <style:style style:name="P33" style:family="paragraph" style:parent-style-name="Standard" style:list-style-name="L1">
      <style:text-properties officeooo:paragraph-rsid="001ee426"/>
    </style:style>
    <style:style style:name="P34" style:family="paragraph" style:parent-style-name="Standard" style:list-style-name="L1">
      <style:text-properties officeooo:paragraph-rsid="00265b88"/>
    </style:style>
    <style:style style:name="P35" style:family="paragraph" style:parent-style-name="Standard" style:list-style-name="L1">
      <style:text-properties officeooo:paragraph-rsid="002062be"/>
    </style:style>
    <style:style style:name="P36" style:family="paragraph" style:parent-style-name="Standard" style:list-style-name="L1">
      <style:text-properties fo:font-weight="bold" officeooo:rsid="002564c7" officeooo:paragraph-rsid="002564c7" style:font-weight-asian="bold" style:font-weight-complex="bold"/>
    </style:style>
    <style:style style:name="P37" style:family="paragraph" style:parent-style-name="Standard" style:list-style-name="L1">
      <style:text-properties fo:font-variant="normal" fo:text-transform="none" fo:color="#000000" style:text-line-through-style="none" style:text-line-through-type="none" style:font-name="Consolas" fo:font-size="11.25pt" fo:letter-spacing="normal" fo:font-style="normal" style:text-underline-style="none" fo:font-weight="normal" officeooo:rsid="0012016b" officeooo:paragraph-rsid="001ee426" style:font-size-asian="13.1000003814697pt" style:font-style-asian="italic" style:font-size-complex="15pt" style:font-style-complex="italic"/>
    </style:style>
    <style:style style:name="P38" style:family="paragraph" style:parent-style-name="Standard" style:list-style-name="L1">
      <style:text-properties fo:font-variant="normal" fo:text-transform="none" fo:color="#000000" style:text-line-through-style="none" style:text-line-through-type="none" style:font-name="Consolas" fo:font-size="11.25pt" fo:letter-spacing="normal" fo:font-style="normal" style:text-underline-style="none" fo:font-weight="normal" officeooo:rsid="00123d99" officeooo:paragraph-rsid="001ee426" style:font-size-asian="13.1000003814697pt" style:font-style-asian="italic" style:font-size-complex="15pt" style:font-style-complex="italic"/>
    </style:style>
    <style:style style:name="P39" style:family="paragraph" style:parent-style-name="Standard" style:list-style-name="L1"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fo:font-weight="normal" officeooo:rsid="00157b1b" officeooo:paragraph-rsid="001ee426" style:font-size-asian="13.1000003814697pt" style:font-style-asian="italic" style:font-size-complex="15pt" style:font-style-complex="italic"/>
    </style:style>
    <style:style style:name="P40" style:family="paragraph" style:parent-style-name="Standard" style:list-style-name="L1"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fo:font-weight="normal" officeooo:rsid="00239ba9" officeooo:paragraph-rsid="002062be" style:font-size-asian="13.1000003814697pt" style:font-style-asian="italic" style:font-weight-asian="normal" style:font-size-complex="15pt" style:font-style-complex="italic" style:font-weight-complex="normal"/>
    </style:style>
    <style:style style:name="P41" style:family="paragraph" style:parent-style-name="Standard" style:list-style-name="L1">
      <style:text-properties style:text-line-through-style="none" style:text-line-through-type="none" fo:font-size="15pt" fo:font-style="italic" style:text-underline-style="none" officeooo:rsid="00157b1b" officeooo:paragraph-rsid="001ee426" style:font-size-asian="13.1000003814697pt" style:font-style-asian="italic" style:font-size-complex="15pt" style:font-style-complex="italic"/>
    </style:style>
    <style:style style:name="P42" style:family="paragraph" style:parent-style-name="Standard" style:list-style-name="L1">
      <style:text-properties fo:font-size="15pt" fo:font-style="italic" style:text-underline-style="none" fo:font-weight="normal" officeooo:rsid="0022eba5" officeooo:paragraph-rsid="001ee426" style:font-size-asian="13.1000003814697pt" style:font-style-asian="italic" style:font-weight-asian="normal" style:font-size-complex="15pt" style:font-style-complex="italic" style:font-weight-complex="normal"/>
    </style:style>
    <style:style style:name="P43" style:family="paragraph" style:parent-style-name="Standard" style:list-style-name="L1">
      <style:text-properties fo:font-size="15pt" fo:font-style="italic" style:text-underline-style="none" fo:font-weight="bold" officeooo:rsid="00273621" officeooo:paragraph-rsid="001ee426" style:font-size-asian="13.1000003814697pt" style:font-style-asian="italic" style:font-weight-asian="bold" style:font-size-complex="15pt" style:font-style-complex="italic" style:font-weight-complex="bold"/>
    </style:style>
    <style:style style:name="P44" style:family="paragraph" style:parent-style-name="Standard">
      <style:text-properties fo:font-size="15pt" fo:font-style="italic" fo:font-weight="bold" officeooo:rsid="00468899" officeooo:paragraph-rsid="002a466a" style:font-size-asian="15pt" style:font-style-asian="italic" style:font-weight-asian="bold" style:font-size-complex="15pt" style:font-style-complex="italic" style:font-weight-complex="bold"/>
    </style:style>
    <style:style style:name="P45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532707" officeooo:paragraph-rsid="002cb2c4" style:font-size-asian="15pt" style:font-style-asian="italic" style:font-weight-asian="bold" style:font-size-complex="15pt" style:font-style-complex="italic" style:font-weight-complex="bold"/>
    </style:style>
    <style:style style:name="P46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4f7792" officeooo:paragraph-rsid="002cb2c4" style:font-size-asian="15pt" style:font-style-asian="italic" style:font-weight-asian="bold" style:font-size-complex="15pt" style:font-style-complex="italic" style:font-weight-complex="bold"/>
    </style:style>
    <style:style style:name="P47" style:family="paragraph" style:parent-style-name="Standard" style:list-style-name="L1">
      <style:text-properties officeooo:rsid="00265b88" officeooo:paragraph-rsid="00265b88"/>
    </style:style>
    <style:style style:name="P48" style:family="paragraph" style:parent-style-name="Standard" style:list-style-name="L1">
      <style:text-properties fo:font-weight="normal" officeooo:rsid="00265b88" officeooo:paragraph-rsid="00265b88" style:font-weight-asian="normal" style:font-weight-complex="normal"/>
    </style:style>
    <style:style style:name="P4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variant="normal" fo:text-transform="none" fo:color="#000000" style:text-line-through-style="none" style:text-line-through-type="none" style:font-name="Consolas" fo:font-size="15pt" fo:letter-spacing="normal" fo:font-style="normal" style:text-underline-style="none" fo:font-weight="normal" officeooo:rsid="00450ee6" officeooo:paragraph-rsid="002cb2c4" style:font-size-asian="15pt" style:font-style-asian="normal" style:font-weight-asian="normal" style:font-size-complex="15pt" style:font-style-complex="normal" style:font-weight-complex="normal"/>
    </style:style>
    <style:style style:name="P5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solid" style:text-underline-width="auto" style:text-underline-color="font-color" fo:font-weight="bold" officeooo:rsid="004f7792" officeooo:paragraph-rsid="002cb2c4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Consolas" fo:font-size="11.25pt" fo:letter-spacing="normal" fo:font-style="normal" style:text-underline-style="none" style:font-size-asian="13.1000003814697pt" style:font-style-asian="italic" style:font-size-complex="15pt" style:font-style-complex="italic"/>
    </style:style>
    <style:style style:name="T2" style:family="text">
      <style:text-properties fo:font-variant="normal" fo:text-transform="none" fo:color="#000000" style:text-line-through-style="none" style:text-line-through-type="none" style:font-name="Consolas" fo:font-size="11.25pt" fo:letter-spacing="normal" fo:font-style="normal" style:text-underline-style="none" officeooo:rsid="0012016b" style:font-size-asian="13.1000003814697pt" style:font-style-asian="italic" style:font-size-complex="15pt" style:font-style-complex="italic"/>
    </style:style>
    <style:style style:name="T3" style:family="text">
      <style:text-properties fo:font-variant="normal" fo:text-transform="none" fo:color="#000000" style:text-line-through-style="none" style:text-line-through-type="none" style:font-name="Consolas" fo:letter-spacing="normal" fo:font-style="normal" style:font-style-asian="italic" style:font-style-complex="italic"/>
    </style:style>
    <style:style style:name="T4" style:family="text">
      <style:text-properties fo:font-variant="normal" fo:text-transform="none" fo:color="#000000" style:text-line-through-style="none" style:text-line-through-type="none" style:font-name="Consolas" fo:letter-spacing="normal" fo:font-style="normal" officeooo:rsid="0012016b" style:font-style-asian="italic" style:font-style-complex="italic"/>
    </style:style>
    <style:style style:name="T5" style:family="text">
      <style:text-properties fo:font-variant="normal" fo:text-transform="none" fo:color="#000000" style:text-line-through-style="none" style:text-line-through-type="none" style:font-name="Consolas" fo:font-size="26pt" fo:letter-spacing="normal" fo:font-style="normal" style:font-size-asian="26pt" style:font-style-asian="italic" style:font-size-complex="26pt" style:font-style-complex="italic"/>
    </style:style>
    <style:style style:name="T6" style:family="text">
      <style:text-properties fo:font-variant="normal" fo:text-transform="none" fo:color="#000000" style:text-line-through-style="none" style:text-line-through-type="none" style:font-name="Consolas" fo:font-size="26pt" fo:letter-spacing="normal" fo:font-style="normal" officeooo:rsid="0012016b" style:font-size-asian="26pt" style:font-style-asian="italic" style:font-size-complex="26pt" style:font-style-complex="italic"/>
    </style:style>
    <style:style style:name="T7" style:family="text"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fo:font-weight="bold" officeooo:rsid="0022eba5" style:font-size-asian="13.1000003814697pt" style:font-style-asian="italic" style:font-weight-asian="bold" style:font-size-complex="15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fo:font-weight="bold" officeooo:rsid="002062be" style:font-size-asian="13.1000003814697pt" style:font-style-asian="italic" style:font-weight-asian="bold" style:font-size-complex="15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fo:font-weight="bold" officeooo:rsid="00265b88" style:font-size-asian="13.1000003814697pt" style:font-style-asian="italic" style:font-weight-asian="bold" style:font-size-complex="15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fo:font-weight="bold" officeooo:rsid="002a466a" style:font-size-asian="13.1000003814697pt" style:font-style-asian="italic" style:font-weight-asian="bold" style:font-size-complex="15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style:font-size-asian="13.1000003814697pt" style:font-style-asian="italic" style:font-size-complex="15pt" style:font-style-complex="italic"/>
    </style:style>
    <style:style style:name="T12" style:family="text"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officeooo:rsid="00157b1b" style:font-size-asian="13.1000003814697pt" style:font-style-asian="italic" style:font-size-complex="15pt" style:font-style-complex="italic"/>
    </style:style>
    <style:style style:name="T13" style:family="text">
      <style:text-properties fo:font-variant="normal" fo:text-transform="none" fo:color="#000000" style:text-line-through-style="none" style:text-line-through-type="none" style:font-name="Consolas" fo:font-size="15pt" fo:letter-spacing="normal" fo:font-style="italic" style:text-underline-style="none" officeooo:rsid="00239ba9" style:font-size-asian="13.1000003814697pt" style:font-style-asian="italic" style:font-size-complex="15pt" style:font-style-complex="italic"/>
    </style:style>
    <style:style style:name="T14" style:family="text">
      <style:text-properties fo:font-variant="normal" fo:text-transform="none" fo:color="#3a3a3a" style:font-name="Monaco" fo:font-size="11.25pt" fo:letter-spacing="normal" fo:font-style="normal" fo:font-weight="normal" officeooo:rsid="00186250" loext:padding="0cm" loext:border="none"/>
    </style:style>
    <style:style style:name="T15" style:family="text">
      <style:text-properties fo:font-variant="normal" fo:text-transform="none" fo:color="#3a3a3a" style:font-name="Monaco" fo:font-size="11.25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3a3a3a" style:font-name="Monaco" fo:font-size="11.25pt" fo:letter-spacing="normal" fo:font-style="normal" fo:font-weight="normal" officeooo:rsid="0022eba5" loext:padding="0cm" loext:border="none"/>
    </style:style>
    <style:style style:name="T17" style:family="text">
      <style:text-properties fo:font-variant="normal" fo:text-transform="none" fo:color="#3a3a3a" style:font-name="Monaco" fo:font-size="11.25pt" fo:letter-spacing="normal" fo:font-style="normal" fo:font-weight="normal" officeooo:rsid="0016cfc4" loext:padding="0cm" loext:border="none"/>
    </style:style>
    <style:style style:name="T18" style:family="text">
      <style:text-properties fo:font-variant="normal" fo:text-transform="none" fo:color="#3a3a3a" style:font-name="Monaco" fo:font-size="11.25pt" fo:letter-spacing="normal" fo:font-style="normal" fo:font-weight="normal" officeooo:rsid="00157b1b" loext:padding="0cm" loext:border="none"/>
    </style:style>
    <style:style style:name="T19" style:family="text">
      <style:text-properties fo:font-variant="normal" fo:text-transform="none" fo:color="#3a3a3a" style:font-name="Monaco" fo:font-size="11.25pt" fo:letter-spacing="normal" fo:font-style="normal" fo:font-weight="normal" officeooo:rsid="0018c5e9" loext:padding="0cm" loext:border="none"/>
    </style:style>
    <style:style style:name="T20" style:family="text">
      <style:text-properties fo:font-variant="normal" fo:text-transform="none" fo:color="#3a3a3a" style:font-name="Monaco" fo:font-size="11.25pt" fo:letter-spacing="normal" fo:font-style="normal" fo:font-weight="normal" officeooo:rsid="001bd43b" loext:padding="0cm" loext:border="none"/>
    </style:style>
    <style:style style:name="T21" style:family="text">
      <style:text-properties fo:font-variant="normal" fo:text-transform="none" fo:color="#3a3a3a" style:text-line-through-style="none" style:text-line-through-type="none" style:font-name="Monaco" fo:font-size="15pt" fo:letter-spacing="normal" fo:font-style="italic" style:text-underline-style="none" fo:font-weight="bold" officeooo:rsid="002564c7" style:font-size-asian="13.1000003814697pt" style:font-style-asian="italic" style:font-weight-asian="bold" style:font-size-complex="15pt" style:font-style-complex="italic" style:font-weight-complex="bold" loext:padding="0cm" loext:border="none"/>
    </style:style>
    <style:style style:name="T22" style:family="text">
      <style:text-properties fo:font-variant="normal" fo:text-transform="none" fo:color="#3a3a3a" style:text-line-through-style="none" style:text-line-through-type="none" style:font-name="Monaco" fo:font-size="15pt" fo:letter-spacing="normal" fo:font-style="italic" style:text-underline-style="none" fo:font-weight="bold" officeooo:rsid="00265b88" style:font-size-asian="13.1000003814697pt" style:font-style-asian="italic" style:font-weight-asian="bold" style:font-size-complex="15pt" style:font-style-complex="italic" style:font-weight-complex="bold" loext:padding="0cm" loext:border="none"/>
    </style:style>
    <style:style style:name="T23" style:family="text">
      <style:text-properties fo:font-variant="normal" fo:text-transform="none" fo:color="#3a3a3a" style:text-line-through-style="none" style:text-line-through-type="none" style:font-name="Monaco" fo:font-size="15pt" fo:letter-spacing="normal" fo:font-style="italic" style:text-underline-style="none" fo:font-weight="bold" style:font-size-asian="13.1000003814697pt" style:font-style-asian="italic" style:font-weight-asian="bold" style:font-size-complex="15pt" style:font-style-complex="italic" style:font-weight-complex="bold" loext:padding="0cm" loext:border="none"/>
    </style:style>
    <style:style style:name="T24" style:family="text">
      <style:text-properties fo:font-variant="normal" fo:text-transform="none" fo:color="#3a3a3a" style:text-line-through-style="none" style:text-line-through-type="none" style:font-name="Monaco" fo:font-size="15pt" fo:letter-spacing="normal" fo:font-style="italic" style:text-underline-style="none" fo:font-weight="normal" officeooo:rsid="0022eba5" style:font-size-asian="13.1000003814697pt" style:font-style-asian="italic" style:font-weight-asian="normal" style:font-size-complex="15pt" style:font-style-complex="italic" style:font-weight-complex="normal" loext:padding="0cm" loext:border="none"/>
    </style:style>
    <style:style style:name="T25" style:family="text">
      <style:text-properties fo:font-variant="normal" fo:text-transform="none" fo:color="#3a3a3a" style:text-line-through-style="none" style:text-line-through-type="none" style:font-name="Monaco" fo:font-size="11.25pt" fo:letter-spacing="normal" fo:font-style="normal" style:text-underline-style="none" fo:font-weight="normal" officeooo:rsid="00157b1b" style:font-size-asian="13.1000003814697pt" style:font-style-asian="italic" style:font-size-complex="15pt" style:font-style-complex="italic" loext:padding="0cm" loext:border="none"/>
    </style:style>
    <style:style style:name="T26" style:family="text">
      <style:text-properties fo:font-variant="normal" fo:text-transform="none" fo:color="#3a3a3a" style:text-line-through-style="none" style:text-line-through-type="none" style:font-name="Monaco" fo:font-size="11.25pt" fo:letter-spacing="normal" fo:font-style="normal" style:text-underline-style="none" fo:font-weight="normal" officeooo:rsid="0016cfc4" style:font-size-asian="13.1000003814697pt" style:font-style-asian="italic" style:font-size-complex="15pt" style:font-style-complex="italic" loext:padding="0cm" loext:border="none"/>
    </style:style>
    <style:style style:name="T27" style:family="text">
      <style:text-properties fo:font-variant="normal" fo:text-transform="none" fo:color="#3a3a3a" style:text-line-through-style="none" style:text-line-through-type="none" style:font-name="Monaco" fo:font-size="11.25pt" fo:letter-spacing="normal" fo:font-style="normal" style:text-underline-style="none" fo:font-weight="normal" officeooo:rsid="0022eba5" style:font-size-asian="13.1000003814697pt" style:font-style-asian="italic" style:font-size-complex="15pt" style:font-style-complex="italic" loext:padding="0cm" loext:border="none"/>
    </style:style>
    <style:style style:name="T28" style:family="text">
      <style:text-properties fo:font-variant="normal" fo:text-transform="none" fo:color="#333333" style:text-line-through-style="none" style:text-line-through-type="none" style:font-name="Menlo" fo:font-size="11.25pt" fo:letter-spacing="normal" fo:font-style="normal" style:text-underline-style="none" fo:font-weight="normal" officeooo:rsid="001e3dba" style:font-size-asian="13.1000003814697pt" style:font-style-asian="italic" style:font-size-complex="15pt" style:font-style-complex="italic" loext:padding="0cm" loext:border="none"/>
    </style:style>
    <style:style style:name="T29" style:family="text">
      <style:text-properties officeooo:rsid="0018c5e9"/>
    </style:style>
    <style:style style:name="T30" style:family="text">
      <style:text-properties officeooo:rsid="001993bc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cf52f" style:font-weight-asian="normal" style:font-weight-complex="normal"/>
    </style:style>
    <style:style style:name="T33" style:family="text">
      <style:text-properties fo:font-weight="normal" officeooo:rsid="002960d0" style:font-weight-asian="normal" style:font-weight-complex="normal"/>
    </style:style>
    <style:style style:name="T34" style:family="text">
      <style:text-properties fo:font-weight="normal" officeooo:rsid="00389ba7" style:font-weight-asian="normal" style:font-weight-complex="normal"/>
    </style:style>
    <style:style style:name="T35" style:family="text">
      <style:text-properties fo:font-weight="normal" officeooo:rsid="0034dd0b" style:font-weight-asian="normal" style:font-weight-complex="normal"/>
    </style:style>
    <style:style style:name="T36" style:family="text">
      <style:text-properties fo:font-weight="normal" officeooo:rsid="0036b384" style:font-weight-asian="normal" style:font-weight-complex="normal"/>
    </style:style>
    <style:style style:name="T37" style:family="text">
      <style:text-properties fo:font-weight="normal" officeooo:rsid="002b944c" style:font-weight-asian="normal" style:font-weight-complex="normal"/>
    </style:style>
    <style:style style:name="T38" style:family="text">
      <style:text-properties officeooo:rsid="002960d0"/>
    </style:style>
    <style:style style:name="T39" style:family="text">
      <style:text-properties officeooo:rsid="0033191f"/>
    </style:style>
    <style:style style:name="T40" style:family="text">
      <style:text-properties fo:font-size="15pt" fo:font-weight="normal" style:font-size-asian="15pt" style:font-weight-asian="normal" style:font-size-complex="15pt" style:font-weight-complex="normal"/>
    </style:style>
    <style:style style:name="T41" style:family="text">
      <style:text-properties fo:font-size="15pt" fo:font-weight="normal" officeooo:rsid="0033191f" style:font-size-asian="15pt" style:font-weight-asian="normal" style:font-size-complex="15pt" style:font-weight-complex="normal"/>
    </style:style>
    <style:style style:name="T42" style:family="text">
      <style:text-properties fo:font-size="15pt" fo:font-style="italic" style:text-underline-style="solid" style:text-underline-width="auto" style:text-underline-color="font-color" fo:font-weight="bold" officeooo:rsid="004f7792" style:font-size-asian="15pt" style:font-style-asian="italic" style:font-weight-asian="bold" style:font-size-complex="15pt" style:font-style-complex="italic" style:font-weight-complex="bold"/>
    </style:style>
    <style:style style:name="T43" style:family="text">
      <style:text-properties officeooo:rsid="0034dd0b"/>
    </style:style>
    <style:style style:name="T44" style:family="text">
      <style:text-properties officeooo:rsid="003685fa"/>
    </style:style>
    <style:style style:name="T45" style:family="text">
      <style:text-properties officeooo:rsid="00433ef2"/>
    </style:style>
    <style:style style:name="T46" style:family="text">
      <style:text-properties officeooo:rsid="002a466a"/>
    </style:style>
    <style:style style:name="T47" style:family="text">
      <style:text-properties officeooo:rsid="00471fe8"/>
    </style:style>
    <style:style style:name="T48" style:family="text">
      <style:text-properties officeooo:rsid="00450ee6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0468899"/>
    </style:style>
    <style:style style:name="T51" style:family="text">
      <style:text-properties style:text-position="super 58%" officeooo:rsid="00468899"/>
    </style:style>
    <style:style style:name="T52" style:family="text">
      <style:text-properties officeooo:rsid="002b944c"/>
    </style:style>
    <style:style style:name="T53" style:family="text">
      <style:text-properties style:text-underline-style="none"/>
    </style:style>
    <style:style style:name="T54" style:family="text">
      <style:text-properties style:text-underline-style="none" fo:font-weight="normal" officeooo:rsid="00516d68" style:font-weight-asian="normal" style:font-weight-complex="normal"/>
    </style:style>
    <style:style style:name="T55" style:family="text">
      <style:text-properties style:text-underline-style="none" officeooo:rsid="00516d68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2"><text:span text:style-name="T4"><text:s text:c="15"/></text:span><text:span text:style-name="T6">Q</text:span><text:span text:style-name="T5">ueries</text:span><text:span text:style-name="T3"> <text:s text:c="24"/></text:span></text:p>
      <text:p text:style-name="P24"/>
      <text:list xml:id="list3069281697" text:style-name="L1">
        <text:list-item>
          <text:p text:style-name="P36"><text:span text:style-name="T2">W</text:span><text:span text:style-name="T1">AQT create table of id,name and email id of person ?</text:span></text:p>
          <text:p text:style-name="P37">create table person(id int,name varchar(120),email varchar(20));</text:p>
        </text:list-item>
        <text:list-item>
          <text:p text:style-name="P36"><text:span text:style-name="T2">W</text:span><text:span text:style-name="T1">AQT to rename table name?</text:span></text:p>
          <text:p text:style-name="P37"><text:s/>alter table person rename column name to pname;</text:p>
        </text:list-item>
        <text:list-item>
          <text:p text:style-name="P36"><text:span text:style-name="T2">W</text:span><text:span text:style-name="T1">AQT to delete <text:s/>age in existing table?</text:span></text:p>
          <text:p text:style-name="P38">alter table person drop column age;</text:p>
        </text:list-item>
        <text:list-item>
          <text:p text:style-name="P36"><text:span text:style-name="T12">W</text:span><text:span text:style-name="T11">AQT create a employee table ?</text:span></text:p>
          <text:p text:style-name="P39">create table emp (</text:p>
          <text:p text:style-name="P41"><text:s text:c="27"/>empid <text:span text:style-name="T29">int</text:span> <text:span text:style-name="T30">primary key</text:span>,</text:p>
          <text:p text:style-name="P41"><text:s text:c="25"/>ename varchar(25),</text:p>
          <text:p text:style-name="P41"><text:s text:c="22"/>desgination varchar(60),</text:p>
          <text:p text:style-name="P41"><text:span text:style-name="Source_20_Text"><text:span text:style-name="T14"><text:s text:c="22"/>hiredate date not null,</text:span></text:span></text:p>
          <text:p text:style-name="P30"><text:span text:style-name="Source_20_Text"><text:span text:style-name="T15"><text:s text:c="22"/>SAL <text:s/></text:span></text:span><text:span text:style-name="Source_20_Text"><text:span text:style-name="T16">double precision</text:span></text:span><text:span text:style-name="Source_20_Text"><text:span text:style-name="T17">,</text:span></text:span></text:p>
          <text:p text:style-name="P30"><text:span text:style-name="Source_20_Text"><text:span text:style-name="T18"><text:s text:c="18"/>age </text:span></text:span><text:span text:style-name="Source_20_Text"><text:span text:style-name="T19">int</text:span></text:span><text:span text:style-name="Source_20_Text"><text:span text:style-name="T18">,</text:span></text:span></text:p>
          <text:p text:style-name="P30"><text:span text:style-name="Source_20_Text"><text:span text:style-name="T18"><text:s text:c="16"/>emaild varchar(</text:span></text:span><text:span text:style-name="Source_20_Text"><text:span text:style-name="T20">30</text:span></text:span><text:span text:style-name="Source_20_Text"><text:span text:style-name="T18">), </text:span></text:span></text:p>
          <text:p text:style-name="P30"><text:span text:style-name="Source_20_Text"><text:span text:style-name="T18"><text:s text:c="12"/>deptno </text:span></text:span><text:span text:style-name="Source_20_Text"><text:span text:style-name="T19">int</text:span></text:span><text:span text:style-name="Source_20_Text"><text:span text:style-name="T18">,</text:span></text:span></text:p>
          <text:p text:style-name="P31"><text:span text:style-name="Source_20_Text"><text:span text:style-name="T25"><text:s text:c="11"/>mobile </text:span></text:span><text:span text:style-name="Source_20_Text"><text:span text:style-name="T26"><text:s/></text:span></text:span><text:span text:style-name="Source_20_Text"><text:span text:style-name="T27">bigint</text:span></text:span><text:span text:style-name="Source_20_Text"><text:span text:style-name="T28">);</text:span></text:span></text:p>
        </text:list-item>
        <text:list-item>
          <text:p text:style-name="P32"><text:span text:style-name="Source_20_Text"><text:span text:style-name="T21">WAQT display </text:span></text:span><text:span text:style-name="Source_20_Text"><text:span text:style-name="T22">all the details of employee?</text:span></text:span></text:p>
          <text:p text:style-name="P33"><text:span text:style-name="Source_20_Text"><text:span text:style-name="T24"><text:s/>select * from emp;</text:span></text:span></text:p>
        </text:list-item>
        <text:list-item>
          <text:p text:style-name="P34"><text:span text:style-name="Source_20_Text"><text:span text:style-name="T21">WAQT display </text:span></text:span><text:span text:style-name="Source_20_Text"><text:span text:style-name="T22">the ename,sal <text:s/>of employee?</text:span></text:span></text:p>
          <text:p text:style-name="P42">select enam,sal from emp;</text:p>
        </text:list-item>
        <text:list-item>
          <text:p text:style-name="P47"><text:span text:style-name="Source_20_Text"><text:span text:style-name="T21">WAQT display </text:span></text:span><text:span text:style-name="Source_20_Text"><text:span text:style-name="T23">ename,deptnoand hiredate of employee?</text:span></text:span></text:p>
          <text:p text:style-name="P42">select ename,deptno,hiredate from emp;</text:p>
        </text:list-item>
        <text:list-item>
          <text:p text:style-name="P34"><text:span text:style-name="Source_20_Text"><text:span text:style-name="T22">WAQt display a salary as 80000 in existing employee table? </text:span></text:span></text:p>
          <text:p text:style-name="P33"><text:span text:style-name="Source_20_Text"><text:span text:style-name="T24">update emp set sal=80000;</text:span></text:span></text:p>
        </text:list-item>
        <text:list-item>
          <text:p text:style-name="P34"><text:span text:style-name="Source_20_Text"><text:span text:style-name="T22">WAQt display a salary as 80000,whose id=3 in existing employee table? </text:span></text:span></text:p>
          <text:p text:style-name="P42">update emp set sal=9999 where eid=3;</text:p>
        </text:list-item>
        <text:list-item>
          <text:p text:style-name="P34"><text:span text:style-name="Source_20_Text"><text:span text:style-name="T22">WAQt delete record whose id=3 of employee table? </text:span></text:span></text:p>
          <text:p text:style-name="P42">delete from emp where id-3;</text:p>
        </text:list-item>
        <text:list-item>
          <text:p text:style-name="P34"><text:span text:style-name="Source_20_Text"><text:span text:style-name="T21">WAQT display </text:span></text:span><text:span text:style-name="Source_20_Text"><text:span text:style-name="T22">all the details of employee,whose id=2?</text:span></text:span></text:p>
          <text:p text:style-name="P40">select * from emp where eid=2;</text:p>
          <text:p text:style-name="P48"><text:span text:style-name="T13">=</text:span><text:span text:style-name="T11">======================================</text:span></text:p>
          <text:p text:style-name="P35"><text:span text:style-name="T9">1</text:span><text:span text:style-name="T10">3</text:span><text:span text:style-name="T8">)</text:span><text:span text:style-name="T7">WAQT insert more than one record in same query?</text:span></text:p>
          <text:p text:style-name="P43">create table stud(id int primary key,name varchar(30),branch varchar(60));</text:p>
          <text:p text:style-name="P43"><text:soft-page-break/><text:span text:style-name="T52">14)</text:span> <text:s text:c="3"/>insert into stud values(1,'neeta','ece'),(2,'sonu jha',’instrumental'), <text:s text:c="2"/></text:p>
        </text:list-item>
      </text:list>
      <text:p text:style-name="P27"><text:s text:c="4"/>(3,'nandani','ece'); <text:s text:c="39"/></text:p>
      <text:p text:style-name="P1"/>
      <text:p text:style-name="P6">Assignment question</text:p>
      <text:p text:style-name="P6"/>
      <text:p text:style-name="P2"><text:span text:style-name="T52">16</text:span>)WAQT obtain emplyee name which is current sal and new sal with with the hike of 20%?</text:p>
      <text:p text:style-name="P4"><text:s text:c="4"/>select ename,sal,sal+(sal*20/100) newSal <text:s/>from emp;</text:p>
      <text:p text:style-name="P4"/>
      <text:p text:style-name="P3"><text:span text:style-name="T38">17</text:span>)WAQT display all the records of employee increement with 500Rs for each employee?</text:p>
      <text:p text:style-name="P5"/>
      <text:p text:style-name="P5"><text:s text:c="3"/>select ename,sal,(sal+500) IncreSal <text:s/>from emp;</text:p>
      <text:p text:style-name="P5"/>
      <text:p text:style-name="P3"><text:span text:style-name="T33">1</text:span><text:span text:style-name="T37">8</text:span><text:span text:style-name="T31">)</text:span>WAQT display all the records of employee decreement with 500Rs for each employee?</text:p>
      <text:p text:style-name="P5"><text:s text:c="3"/>select ename,sal,(sal-500) decreSal <text:s/>from emp;</text:p>
      <text:p text:style-name="P5"/>
      <text:p text:style-name="P3"><text:span text:style-name="T33">1</text:span><text:span text:style-name="T37">9</text:span><text:span text:style-name="T31">)</text:span>WAQT display name sal and annual sal of all the employee?</text:p>
      <text:p text:style-name="P3"><text:s text:c="8"/><text:span text:style-name="T31">Select </text:span><text:span text:style-name="T32">e</text:span><text:span text:style-name="T31">name, sal,sal*12 <text:s/>Annul_sal <text:s/>from emp;</text:span></text:p>
      <text:p text:style-name="P3"><text:span text:style-name="T37">20</text:span><text:span text:style-name="T31">) </text:span>WAQT display perday salary of employee?</text:p>
      <text:p text:style-name="P3"><text:s text:c="5"/><text:span text:style-name="T31">Select </text:span><text:span text:style-name="T32">e</text:span><text:span text:style-name="T31">name, sal,sal*</text:span><text:span text:style-name="T32">12</text:span><text:span text:style-name="T31">/</text:span><text:span text:style-name="T32">30</text:span><text:span text:style-name="T31"> Annul_sal <text:s/>from emp;</text:span></text:p>
      <text:p text:style-name="P28"><text:s text:c="6"/></text:p>
      <text:p text:style-name="P18">Q<text:span text:style-name="T52">21</text:span>)<text:span text:style-name="T39">WAQT <text:s/>display the records ename ,deptno distnictly of employee table?</text:span></text:p>
      <text:p text:style-name="P25"><text:s text:c="4"/><text:span text:style-name="T40">select distinct ename ,</text:span><text:span text:style-name="T41">deptno </text:span><text:span text:style-name="T40">from emp;</text:span></text:p>
      <text:p text:style-name="P19">2)Comparision Operators:- [=,&lt;,&gt;,&lt;=,&gt;=,!=,&lt;&gt;]</text:p>
      <text:p text:style-name="P19"><text:s/></text:p>
      <text:p text:style-name="P19"><text:s/>Q<text:span text:style-name="T46">22</text:span>)WAQT display all the <text:span text:style-name="T43">records of the employee whose sal is 1000?</text:span></text:p>
      <text:p text:style-name="P19"><text:s text:c="5"/></text:p>
      <text:p text:style-name="P19"><text:s text:c="12"/><text:span text:style-name="T31">select * from emp where sal</text:span><text:span text:style-name="T35">=</text:span><text:span text:style-name="T31">1000;</text:span></text:p>
      <text:p text:style-name="P20"/>
      <text:p text:style-name="P19"><text:span text:style-name="T31"><text:s/></text:span>Q<text:span text:style-name="T46">23</text:span>)WAQT display all the <text:span text:style-name="T43">records of the employee whose sal is greater than 1000?</text:span></text:p>
      <text:p text:style-name="P20"/>
      <text:p text:style-name="P19"><text:span text:style-name="T31"><text:s text:c="18"/>select * from emp where sal</text:span><text:span text:style-name="T35">&gt;</text:span><text:span text:style-name="T31">1000;</text:span></text:p>
      <text:p text:style-name="P19"><text:s text:c="11"/></text:p>
      <text:p text:style-name="P19">Q<text:span text:style-name="T46">24</text:span>)WAQT display all the <text:span text:style-name="T43">records of the employee whose sal is greater than and equal 1000?</text:span></text:p>
      <text:p text:style-name="P19"/>
      <text:p text:style-name="P19"><text:soft-page-break/><text:s text:c="12"/><text:span text:style-name="T31"><text:s text:c="5"/>select * from emp where sal</text:span><text:span text:style-name="T35">&gt;=</text:span><text:span text:style-name="T31">1000;</text:span></text:p>
      <text:p text:style-name="P26"/>
      <text:p text:style-name="P19"><text:span text:style-name="T44">Q25)</text:span>WAQT display all the <text:span text:style-name="T43">records of the employee whose sal is less than 1000?</text:span></text:p>
      <text:p text:style-name="P19"><text:span text:style-name="T31"><text:s text:c="19"/>select * from emp where sal</text:span><text:span text:style-name="T36">&lt;</text:span><text:span text:style-name="T31">1000;</text:span></text:p>
      <text:p text:style-name="P20"/>
      <text:p text:style-name="P19"><text:span text:style-name="T44">Q26)</text:span>WAQT display all the <text:span text:style-name="T43">records of the employee whose sal is less than and equal 1000?</text:span></text:p>
      <text:p text:style-name="P19"><text:span text:style-name="T31"><text:s text:c="16"/>select * from emp where sal</text:span><text:span text:style-name="T34">&lt;</text:span><text:span text:style-name="T35">=</text:span><text:span text:style-name="T31">1000;</text:span></text:p>
      <text:p text:style-name="P20"/>
      <text:p text:style-name="P19"><text:span text:style-name="T44">Q27)</text:span>WAQT display all the <text:span text:style-name="T43">records of the employee whose sal is not equal 1000?</text:span></text:p>
      <text:p text:style-name="P20"><text:s text:c="16"/></text:p>
      <text:p text:style-name="P19"><text:span text:style-name="T31"><text:s text:c="15"/>select * from emp where sal</text:span><text:span text:style-name="T35">!</text:span><text:span text:style-name="T31">1000;</text:span></text:p>
      <text:p text:style-name="P21"><text:s text:c="39"/>or</text:p>
      <text:p text:style-name="P29"><text:span text:style-name="T31"><text:s text:c="17"/>select * from emp where sal</text:span><text:span text:style-name="T34">&lt;&gt;</text:span><text:span text:style-name="T31">1000;</text:span></text:p>
      <text:p text:style-name="P17">Q2<text:span text:style-name="T52">8</text:span>)WAQTD all the records of employee who hired after 2016 or desgination is salesman?</text:p>
      <text:p text:style-name="P7">select * from where emp where hiredate&gt;’2016-01-10’ or desgination</text:p>
      <text:p text:style-name="P7"><text:s/>=’Salesman’;</text:p>
      <text:p text:style-name="P7"><text:s text:c="2"/></text:p>
      <text:p text:style-name="P12">Q2<text:span text:style-name="T52">9</text:span>)WQAtD whose wprkimg as hr in deptno 20 only if sal is greater than 26000?</text:p>
      <text:p text:style-name="P7"/>
      <text:p text:style-name="P7"><text:s text:c="2"/>select * from where emp where desgination =’hr’ and sal=25000 and deptno =20;</text:p>
      <text:p text:style-name="P7"/>
      <text:p text:style-name="P12">Q<text:span text:style-name="T52">30</text:span>)WQAtD whose wprkimg as hr in deptno 20 ,10?</text:p>
      <text:p text:style-name="P7"><text:s text:c="2"/>select * from where emp where <text:s/>deptno =10 0r deptno =20;</text:p>
      <text:p text:style-name="P7"/>
      <text:p text:style-name="P12">Q2<text:span text:style-name="T47">9</text:span>)WQAtD detials pf ename,sal,whose wprkimg as hr in deptno 20 only if sal is greater than 26000?</text:p>
      <text:p text:style-name="P7"><text:s text:c="2"/>select ename,sal, from where emp where <text:s/>sal=25000 ;</text:p>
      <text:p text:style-name="P7"/>
      <text:p text:style-name="P12">Q<text:span text:style-name="T47">31</text:span>)WQAtD all the records of employee excluding hr who is working deptno 30</text:p>
      <text:p text:style-name="P7"/>
      <text:p text:style-name="P7"><text:s text:c="2"/>select * from emp where desgination !=’hr’ and deptno=30;</text:p>
      <text:p text:style-name="P7"/>
      <text:p text:style-name="P12">Q<text:span text:style-name="T47">32</text:span>)WQAtD all the records of employee excluding hr who is working deptno 30?</text:p>
      <text:p text:style-name="P7"/>
      <text:p text:style-name="P7"><text:soft-page-break/><text:s text:c="2"/>select * from emp where desgination !=’hr’ and deptno =20 and hiredate &lt;’2016-01-01’;</text:p>
      <text:p text:style-name="P7"/>
      <text:p text:style-name="P12">Q<text:span text:style-name="T47">33</text:span>)WQAtD all the records of employee <text:s/>who is working deptno 30,20,40,50</text:p>
      <text:p text:style-name="P7"/>
      <text:p text:style-name="P7"><text:s text:c="2"/>select * from emp where <text:s/>and deptno in(20,30,40,50);</text:p>
      <text:p text:style-name="P7"/>
      <text:p text:style-name="P12">Q<text:span text:style-name="T45">34</text:span>)WQAtD all the records of employee <text:s/>who is working deptno 30,40,50 excluding salesman and hr ?</text:p>
      <text:p text:style-name="P7"/>
      <text:p text:style-name="P7"><text:s text:c="2"/>select * from emp where <text:s/>and deptno in(20,30,40,50) and degination not in(‘hr’,’saleman’);</text:p>
      <text:p text:style-name="P12"/>
      <text:p text:style-name="P12">Q<text:span text:style-name="T45">35</text:span>)WAQTD all the records of emp whose sal range within 20000 to 40000?</text:p>
      <text:p text:style-name="P12"/>
      <text:p text:style-name="P7"><text:s text:c="2"/>select * from emp where <text:s/>sal&gt;20000 and sal&lt;40000;</text:p>
      <text:p text:style-name="P12"/>
      <text:p text:style-name="P12">Q<text:span text:style-name="T45">36</text:span>)WAQTD all the records of emp whose hired 2014 ?</text:p>
      <text:p text:style-name="P7"/>
      <text:p text:style-name="P7"><text:s text:c="2"/>select * from emp where <text:s/>hiredate between ‘2014-01-01’ and <text:s/>‘2014-31-01’;</text:p>
      <text:p text:style-name="P7"/>
      <text:p text:style-name="P12">Q<text:span text:style-name="T45">37</text:span>)WAQTD name ,sal,deptno who working in deptno in 10,20 and thier annual sal b/w 40000 to 500000</text:p>
      <text:p text:style-name="P12"/>
      <text:p text:style-name="P7"><text:s text:c="2"/>select sal,ename,deptno where deptno in(10,20) and sal*12 between 40000 and <text:s/>50000</text:p>
      <text:p text:style-name="P7"/>
      <text:p text:style-name="P12">Q<text:span text:style-name="T45">38</text:span>)WAQTD WAQTD all the records of emp whose <text:span text:style-name="T45">not </text:span>hired 2014 ?</text:p>
      <text:p text:style-name="P7"/>
      <text:p text:style-name="P7"><text:s text:c="2"/>select sal,ename,deptno where <text:s text:c="2"/>hiredate <text:span text:style-name="T45">not </text:span><text:s/>between ‘2014-01-01’ and <text:s/>‘2014-31-01’;</text:p>
      <text:p text:style-name="P7"/>
      <text:p text:style-name="P13">Q3<text:span text:style-name="T52">9</text:span>)WAQTD all employee records who are working as salsman ,manager or clerk?</text:p>
      <text:p text:style-name="P9"/>
      <text:p text:style-name="P9"><text:s text:c="6"/>Select * <text:s/>from emp where desgination in(‘salesman’,’manager’,’clerk’);</text:p>
      <text:p text:style-name="P9"/>
      <text:p text:style-name="P13">Q<text:span text:style-name="T52">40</text:span>)WAQTD <text:s/>details of employee who are working as salesman and manger is null?</text:p>
      <text:p text:style-name="P9"/>
      <text:p text:style-name="P9"><text:s text:c="8"/>Select * from emp where desgination =’salesman’ and mgr is null;</text:p>
      <text:p text:style-name="P9"/>
      <text:p text:style-name="P13"><text:soft-page-break/>Q4<text:span text:style-name="T52">1</text:span>)WAQTD <text:s/>details of employee who are working as salesman and manger is not null?</text:p>
      <text:p text:style-name="P9"/>
      <text:p text:style-name="P9"><text:s text:c="8"/>Select * from emp where desgination =’salesman’ and mgr is <text:s/>not null;</text:p>
      <text:p text:style-name="P12"/>
      <text:p text:style-name="P14">Q<text:span text:style-name="T47">42</text:span>)WAQTD find all the employee records whose name starts with r?</text:p>
      <text:p text:style-name="P14"><text:s/>select * from emp where ename like ‘r%’;</text:p>
      <text:p text:style-name="P8"/>
      <text:p text:style-name="P14">Q<text:span text:style-name="T47">44</text:span>)WAQTD find all the employee records whose <text:span text:style-name="T48">name having 3 charcter?</text:span></text:p>
      <text:p text:style-name="P8"/>
      <text:p text:style-name="P8"><text:s text:c="11"/><text:span text:style-name="T48">Select * from emp where ename like ‘---’;</text:span></text:p>
      <text:p text:style-name="P8"/>
      <text:p text:style-name="P14">Q<text:span text:style-name="T47">45</text:span>)WAQTD find all the employee records whose name <text:span text:style-name="T48">having 2 L</text:span>?</text:p>
      <text:p text:style-name="P14"/>
      <text:p text:style-name="P10"><text:s text:c="3"/>Select * from emp where ename like '%a%a%';</text:p>
      <text:p text:style-name="P10"><text:s/></text:p>
      <text:p text:style-name="P15"><text:s/><text:span text:style-name="T45">Q46)WAQTD find all the employee records whose na</text:span>me starts with ‘s’ and end with ‘e’?</text:p>
      <text:p text:style-name="P10"><text:span text:style-name="T49"><text:s text:c="15"/></text:span>​</text:p>
      <text:p text:style-name="P10"><text:s text:c="11"/>select * from emp where ename like '<text:span text:style-name="T50">s</text:span>%<text:span text:style-name="T50">e</text:span>';</text:p>
      <text:p text:style-name="P10"/>
      <text:p text:style-name="P15"><text:span text:style-name="T50">Q47)WAQTD find all the employee records whose na</text:span>me <text:span text:style-name="T50">length 5 and starts with ‘s’ and ‘l’ should be the 2</text:span><text:span text:style-name="T51">nd</text:span><text:span text:style-name="T50"> <text:s/>last character?</text:span></text:p>
      <text:p text:style-name="P10"><text:s text:c="4"/></text:p>
      <text:p text:style-name="P11"><text:s text:c="14"/>select * from emp where ename like 'S__a_';</text:p>
      <text:p text:style-name="P16"/>
      <text:p text:style-name="P15"><text:span text:style-name="T50">Q48)WAQTD find all the employee records if ename begain with ‘s’ or </text:span><text:s/>‘<text:span text:style-name="T50">A’?</text:span></text:p>
      <text:p text:style-name="P10"><text:s text:c="3"/></text:p>
      <text:p text:style-name="P10"><text:s text:c="10"/>select * from emp where ename like 'S%'or ename like 'a%';</text:p>
      <text:p text:style-name="P10"/>
      <text:p text:style-name="P16">Q49)WAQTD all the <text:s/>records of emp excluding name begin with ‘z’ and ‘e’?</text:p>
      <text:p text:style-name="P15"><text:s/></text:p>
      <text:p text:style-name="P49"><text:s text:c="7"/>select * from emp where ename not <text:s/>like <text:s/>'n%'and ename not like 'a%'; <text:s/></text:p>
      <text:p text:style-name="P45"><text:span text:style-name="T54">Q</text:span><text:span text:style-name="T53">49)WAQTD avg sal present in your employee table?</text:span></text:p>
      <text:p text:style-name="P46"><text:span text:style-name="T54"><text:s text:c="8"/>select avg(sal) from emp;</text:span></text:p>
      <text:p text:style-name="P46"><text:span text:style-name="T54"/></text:p>
      <text:p text:style-name="P45"><text:span text:style-name="T55">Q</text:span><text:span text:style-name="T53">50</text:span><text:span text:style-name="T55">)WAQTD </text:span><text:span text:style-name="T53">count the no. Of records </text:span><text:span text:style-name="T55">present in your employee table?</text:span></text:p>
      <text:p text:style-name="P46"><text:span text:style-name="T54"><text:s text:c="5"/>select count(*) from emp;</text:span></text:p>
      <text:p text:style-name="P46"><text:span text:style-name="T54"/></text:p>
      <text:p text:style-name="P45"><text:span text:style-name="T55">Q</text:span><text:span text:style-name="T53">51</text:span><text:span text:style-name="T55">)WAQTD count the no. Of records </text:span><text:span text:style-name="T53">using alias</text:span><text:span text:style-name="T55"> present in your employee table?</text:span></text:p>
      <text:p text:style-name="P45"><text:soft-page-break/><text:span text:style-name="T54"/></text:p>
      <text:p text:style-name="P46"><text:span text:style-name="T54"><text:s text:c="3"/>select count(*) noofrow <text:s/>from emp;</text:span></text:p>
      <text:p text:style-name="P46"><text:span text:style-name="T54"/></text:p>
      <text:p text:style-name="P45"><text:span text:style-name="T53">Q52)</text:span><text:span text:style-name="T55">WAQTD </text:span><text:span text:style-name="T53">max sal </text:span><text:span text:style-name="T55"><text:s/>present in your employee table?</text:span></text:p>
      <text:p text:style-name="P46"><text:span text:style-name="T54"><text:s text:c="6"/>select max(sal) <text:s/>from emp;</text:span></text:p>
      <text:p text:style-name="P45"><text:span text:style-name="T55">Q</text:span><text:span text:style-name="T53">53</text:span><text:span text:style-name="T55">)WAQTD m</text:span><text:span text:style-name="T53">in</text:span><text:span text:style-name="T55"> sal <text:s/>present in your employee table?</text:span></text:p>
      <text:p text:style-name="P46"><text:span text:style-name="T54"><text:s/>select min(sal) <text:s/>from emp;</text:span></text:p>
      <text:p text:style-name="P45"><text:span text:style-name="T55">Q</text:span><text:span text:style-name="T53">54</text:span><text:span text:style-name="T55">)WAQTD </text:span><text:span text:style-name="T53">sum </text:span><text:span text:style-name="T55">sal <text:s/>present in your employee table?</text:span></text:p>
      <text:p text:style-name="P46"><text:span text:style-name="T54">select sum(sal) <text:s/>from emp;</text:span></text:p>
      <text:p text:style-name="P45"><text:span text:style-name="T55">Q</text:span><text:span text:style-name="T53">55</text:span><text:span text:style-name="T55">)WAQTD max sal <text:s/>,</text:span><text:span text:style-name="T53">min sal,avg,sum sal using alias name </text:span><text:span text:style-name="T55">present in your employee table?</text:span></text:p>
      <text:p text:style-name="P50"><text:span text:style-name="T54">select sum(sal) sumsal,avg(sal) avgsal,max(sal) <text:s/>maxSal,min(sal) minsal,count(*) count <text:s/>from emp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Lohit Devanagari1" svg:font-family="'Lohit Devanagari'"/>
    <style:font-face style:name="Menlo" svg:font-family="Menlo, Monaco, Consolas, 'Courier New', monospace"/>
    <style:font-face style:name="Monaco" svg:font-family="Monaco, Consolas, 'Andale Mono', 'DejaVu Sans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1:36:07.265819762</meta:creation-date>
    <dc:date>2020-05-14T12:20:42.086963523</dc:date>
    <meta:editing-duration>PT37M4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6" meta:paragraph-count="135" meta:word-count="1056" meta:character-count="7207" meta:non-whitespace-character-count="5596"/>
  </office:meta>
</office:document-meta>
</file>